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draw:fill="none" draw:stroke="none"/>
    </style:style>
    <style:style style:family="graphic" style:name="a365">
      <style:graphic-properties draw:fill="none" draw:stroke="none"/>
    </style:style>
    <style:style style:family="graphic" style:name="a366">
      <style:graphic-properties draw:fill="none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non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non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none"/>
    </style:style>
    <style:style style:family="graphic" style:name="a339">
      <style:graphic-properties draw:fill="none" draw:stroke="none"/>
    </style:style>
    <style:style style:family="graphic" style:name="a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none" draw:stroke="non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none" draw:stroke="non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none" draw:stroke="non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1">
      <style:graphic-properties draw:fill="none" draw:stroke="solid" svg:stroke-width="0.08333in" svg:stroke-color="#c00000" svg:stroke-opacity="100%"/>
    </style:style>
    <style:style style:family="graphic" style:name="a362">
      <style:graphic-properties draw:fill="none" draw:stroke="none"/>
    </style:style>
    <style:style style:family="graphic" style:name="a363">
      <style:graphic-properties draw:fill="none" draw:stroke="none"/>
    </style:style>
  </office:automatic-styles>
  <office:body>
    <office:presentation>
      <draw:page draw:name="Slide2" draw:style-name="a335" draw:master-page-name="Master1-Layout1-title-Diapositiva-de-títol" presentation:presentation-page-layout-name="Master1-PPL1" draw:id="Slide-257">
        <draw:connector draw:type="line" svg:x1="0in" svg:y1="2.17502in" svg:x2="10in" svg:y2="2.17502in" draw:id="id63" draw:style-name="a336" draw:name="Connector recte 4">
          <svg:title/>
          <svg:desc/>
        </draw:connector>
        <draw:connector draw:type="line" svg:x1="0in" svg:y1="4.45874in" svg:x2="10in" svg:y2="4.45874in" draw:id="id64" draw:style-name="a337" draw:name="Connector recte 5">
          <svg:title/>
          <svg:desc/>
        </draw:connector>
        <draw:connector draw:type="line" svg:x1="0.10486in" svg:y1="1.77749in" svg:x2="10.10486in" svg:y2="1.77749in" draw:id="id65" draw:style-name="a338" draw:name="Connector recte 6">
          <svg:title/>
          <svg:desc/>
        </draw:connector>
        <draw:connector draw:type="line" svg:x1="1.85004in" svg:y1="0in" svg:x2="1.85004in" svg:y2="7.5in" draw:id="id66" draw:style-name="a339" draw:name="Connector recte 8">
          <svg:title/>
          <svg:desc/>
        </draw:connector>
        <draw:connector draw:type="line" svg:x1="2.63753in" svg:y1="0in" svg:x2="2.63753in" svg:y2="7.5in" draw:id="id67" draw:style-name="a340" draw:name="Connector recte 9">
          <svg:title/>
          <svg:desc/>
        </draw:connector>
        <draw:connector draw:type="line" svg:x1="3.42502in" svg:y1="0in" svg:x2="3.42502in" svg:y2="7.5in" draw:id="id68" draw:style-name="a341" draw:name="Connector recte 10">
          <svg:title/>
          <svg:desc/>
        </draw:connector>
        <draw:connector draw:type="line" svg:x1="4.21251in" svg:y1="0in" svg:x2="4.21251in" svg:y2="7.5in" draw:id="id69" draw:style-name="a342" draw:name="Connector recte 11">
          <svg:title/>
          <svg:desc/>
        </draw:connector>
        <draw:connector draw:type="line" svg:x1="4.9848in" svg:y1="0in" svg:x2="4.9848in" svg:y2="7.5in" draw:id="id70" draw:style-name="a343" draw:name="Connector recte 12">
          <svg:title/>
          <svg:desc/>
        </draw:connector>
        <draw:frame draw:id="id71" draw:style-name="a347" draw:name="QuadreDeText 13" svg:x="1.47119in" svg:y="1.54503in" svg:width="1.08375in" svg:height="0.30293in">
          <draw:text-box>
            <text:p text:style-name="a346" text:class-names="" text:cond-style-name=""><text:span text:style-name="a344" text:class-names="">Objectives</text:span><text:span text:style-name="a345" text:class-names=""/></text:p>
          </draw:text-box>
          <svg:title/>
          <svg:desc/>
        </draw:frame>
        <draw:frame draw:id="id72" draw:style-name="a350" draw:name="QuadreDeText 14" svg:x="2.87378in" svg:y="1.54503in" svg:width="0.7156in" svg:height="0.30293in">
          <draw:text-box>
            <text:p text:style-name="a349" text:class-names="" text:cond-style-name=""><text:span text:style-name="a348" text:class-names="">Listen</text:span></text:p>
          </draw:text-box>
          <svg:title/>
          <svg:desc/>
        </draw:frame>
        <draw:frame draw:id="id73" draw:style-name="a354" draw:name="QuadreDeText 15" svg:x="4.09487in" svg:y="1.54503in" svg:width="2.148in" svg:height="0.30293in">
          <draw:text-box>
            <text:p text:style-name="a353" text:class-names="" text:cond-style-name=""><text:span text:style-name="a351" text:class-names="">Get to know the citizen</text:span><text:span text:style-name="a352" text:class-names=""/></text:p>
          </draw:text-box>
          <svg:title/>
          <svg:desc/>
        </draw:frame>
        <draw:frame draw:id="id74" draw:style-name="a357" draw:name="QuadreDeText 16" svg:x="6.2898in" svg:y="1.54503in" svg:width="0.97681in" svg:height="0.30293in">
          <draw:text-box>
            <text:p text:style-name="a356" text:class-names="" text:cond-style-name=""><text:span text:style-name="a355" text:class-names="">Channels</text:span></text:p>
          </draw:text-box>
          <svg:title/>
          <svg:desc/>
        </draw:frame>
        <draw:frame draw:id="id75" draw:style-name="a360" draw:name="QuadreDeText 17" svg:x="7.60488in" svg:y="1.54503in" svg:width="0.88039in" svg:height="0.30293in">
          <draw:text-box>
            <text:p text:style-name="a359" text:class-names="" text:cond-style-name=""><text:span text:style-name="a358" text:class-names="">Content</text:span></text:p>
          </draw:text-box>
          <svg:title/>
          <svg:desc/>
        </draw:frame>
        <draw:connector draw:type="line" svg:x1="1.85004in" svg:y1="2.17502in" svg:x2="8.16516in" svg:y2="2.17502in" draw:id="id76" draw:style-name="a361" draw:name="Connector recte 2">
          <svg:title/>
          <svg:desc/>
        </draw:connector>
        <draw:connector draw:type="line" svg:x1="5.80269in" svg:y1="0in" svg:x2="5.80269in" svg:y2="7.5in" draw:id="id77" draw:style-name="a362" draw:name="Connector recte 18">
          <svg:title/>
          <svg:desc/>
        </draw:connector>
        <draw:connector draw:type="line" svg:x1="6.59018in" svg:y1="0in" svg:x2="6.59018in" svg:y2="7.5in" draw:id="id78" draw:style-name="a363" draw:name="Connector recte 19">
          <svg:title/>
          <svg:desc/>
        </draw:connector>
        <draw:connector draw:type="line" svg:x1="7.37767in" svg:y1="0in" svg:x2="7.37767in" svg:y2="7.5in" draw:id="id79" draw:style-name="a364" draw:name="Connector recte 20">
          <svg:title/>
          <svg:desc/>
        </draw:connector>
        <draw:connector draw:type="line" svg:x1="8.16516in" svg:y1="0in" svg:x2="8.16516in" svg:y2="7.5in" draw:id="id80" draw:style-name="a365" draw:name="Connector recte 21">
          <svg:title/>
          <svg:desc/>
        </draw:connector>
        <draw:connector draw:type="line" svg:x1="8.93745in" svg:y1="0in" svg:x2="8.93745in" svg:y2="7.5in" draw:id="id81" draw:style-name="a366" draw:name="Connector recte 22">
          <svg:title/>
          <svg:desc/>
        </draw:connector>
        <draw:custom-shape svg:x="1.72997in" svg:y="2.05495in" svg:width="0.24014in" svg:height="0.24014in" draw:id="id82" draw:style-name="a369" draw:name="Oval 25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0495in" svg:y="2.05495in" svg:width="0.24014in" svg:height="0.24014in" draw:id="id83" draw:style-name="a372" draw:name="Oval 26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6473in" svg:y="2.06064in" svg:width="0.24014in" svg:height="0.24014in" draw:id="id84" draw:style-name="a375" draw:name="Oval 27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5735in" svg:y="2.06064in" svg:width="0.24014in" svg:height="0.24014in" draw:id="id85" draw:style-name="a378" draw:name="Oval 28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4509in" svg:y="2.07061in" svg:width="0.24014in" svg:height="0.24014in" draw:id="id86" draw:style-name="a381" draw:name="Oval 30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3" draw:name="Contenidor de títo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Feu clic aquí per editar l'estil</text:span></text:p>
        </draw:text-box>
        <svg:title/>
        <svg:desc/>
      </draw:frame>
      <draw:frame draw:id="id1" presentation:style-name="a19" draw:name="Contenidor de tex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eu clic aquí per editar estil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on nivel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ontenidor de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/07/2015</text:date></text:span></text:p>
        </draw:text-box>
        <svg:title/>
        <svg:desc/>
      </draw:frame>
      <draw:frame draw:id="id3" presentation:style-name="a26" draw:name="Contenidor de peu de pàgina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Contenidor de número de diapositiva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ol" style:page-layout-name="pageLayout1" draw:style-name="a30">
      <draw:frame draw:id="id5" presentation:style-name="a33" draw:name="Títo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Feu clic aquí per editar l'estil</text:span></text:p>
        </draw:text-box>
        <svg:title/>
        <svg:desc/>
      </draw:frame>
      <draw:frame draw:id="id6" presentation:style-name="a36" draw:name="Subtíto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eu clic aquí per editar l'estil de subtítols del patró.</text:span></text:p>
        </draw:text-box>
        <svg:title/>
        <svg:desc/>
      </draw:frame>
      <draw:frame draw:id="id7" presentation:style-name="a40" draw:name="Contenidor de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9/07/2015</text:date></text:span></text:p>
        </draw:text-box>
        <svg:title/>
        <svg:desc/>
      </draw:frame>
      <draw:frame draw:id="id8" presentation:style-name="a43" draw:name="Contenidor de peu de pàgina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Contenidor de número de diapositiva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ol-i-objectes" style:page-layout-name="pageLayout1" draw:style-name="a47">
      <draw:frame draw:id="id10" presentation:style-name="a50" draw:name="Títo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Feu clic aquí per editar l'estil</text:span></text:p>
        </draw:text-box>
        <svg:title/>
        <svg:desc/>
      </draw:frame>
      <draw:frame draw:id="id11" presentation:style-name="a66" draw:name="Contenidor de contingut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eu clic aquí per editar estil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on nivel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Contenidor de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9/07/2015</text:date></text:span></text:p>
        </draw:text-box>
        <svg:title/>
        <svg:desc/>
      </draw:frame>
      <draw:frame draw:id="id13" presentation:style-name="a73" draw:name="Contenidor de peu de pàgina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Contenidor de número de diapositiva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pçalera-de-la-secció" style:page-layout-name="pageLayout1" draw:style-name="a77">
      <draw:frame draw:id="id15" presentation:style-name="a80" draw:name="Títo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Feu clic aquí per editar l'estil</text:span></text:p>
        </draw:text-box>
        <svg:title/>
        <svg:desc/>
      </draw:frame>
      <draw:frame draw:id="id16" presentation:style-name="a84" draw:name="Contenidor de text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eu clic aquí per editar estils</text:span></text:p>
            </text:list-item>
          </text:list>
        </draw:text-box>
        <svg:title/>
        <svg:desc/>
      </draw:frame>
      <draw:frame draw:id="id17" presentation:style-name="a88" draw:name="Contenidor de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9/07/2015</text:date></text:span></text:p>
        </draw:text-box>
        <svg:title/>
        <svg:desc/>
      </draw:frame>
      <draw:frame draw:id="id18" presentation:style-name="a91" draw:name="Contenidor de peu de pàgina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Contenidor de número de diapositiva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ctes" style:page-layout-name="pageLayout1" draw:style-name="a95">
      <draw:frame draw:id="id20" presentation:style-name="a98" draw:name="Títo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Feu clic aquí per editar l'estil</text:span></text:p>
        </draw:text-box>
        <svg:title/>
        <svg:desc/>
      </draw:frame>
      <draw:frame draw:id="id21" presentation:style-name="a114" draw:name="Contenidor de contingut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eu clic aquí per editar estil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on nivel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idor de contingut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Contenidor de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9/07/2015</text:date></text:span></text:p>
        </draw:text-box>
        <svg:title/>
        <svg:desc/>
      </draw:frame>
      <draw:frame draw:id="id24" presentation:style-name="a137" draw:name="Contenidor de peu de pàgina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Contenidor de número de diapositiva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" style:page-layout-name="pageLayout1" draw:style-name="a141">
      <draw:frame draw:id="id26" presentation:style-name="a144" draw:name="Títo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Feu clic aquí per editar l'estil</text:span></text:p>
        </draw:text-box>
        <svg:title/>
        <svg:desc/>
      </draw:frame>
      <draw:frame draw:id="id27" presentation:style-name="a148" draw:name="Contenidor de text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eu clic aquí per editar estils</text:span></text:p>
            </text:list-item>
          </text:list>
        </draw:text-box>
        <svg:title/>
        <svg:desc/>
      </draw:frame>
      <draw:frame draw:id="id28" presentation:style-name="a164" draw:name="Contenidor de contingut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eu clic aquí per editar estil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on nivel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Contenidor de text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eu clic aquí per editar estils</text:span></text:p>
            </text:list-item>
          </text:list>
        </draw:text-box>
        <svg:title/>
        <svg:desc/>
      </draw:frame>
      <draw:frame draw:id="id30" presentation:style-name="a184" draw:name="Contenidor de contingut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eu clic aquí per editar estil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on nivel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Contenidor de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9/07/2015</text:date></text:span></text:p>
        </draw:text-box>
        <svg:title/>
        <svg:desc/>
      </draw:frame>
      <draw:frame draw:id="id32" presentation:style-name="a191" draw:name="Contenidor de peu de pàgina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Contenidor de número de diapositiva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omés-títol" style:page-layout-name="pageLayout1" draw:style-name="a195">
      <draw:frame draw:id="id34" presentation:style-name="a198" draw:name="Títo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Feu clic aquí per editar l'estil</text:span></text:p>
        </draw:text-box>
        <svg:title/>
        <svg:desc/>
      </draw:frame>
      <draw:frame draw:id="id35" presentation:style-name="a202" draw:name="Contenidor de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9/07/2015</text:date></text:span></text:p>
        </draw:text-box>
        <svg:title/>
        <svg:desc/>
      </draw:frame>
      <draw:frame draw:id="id36" presentation:style-name="a205" draw:name="Contenidor de peu de pàgina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Contenidor de número de diapositiva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" style:page-layout-name="pageLayout1" draw:style-name="a209">
      <draw:frame draw:id="id38" presentation:style-name="a213" draw:name="Contenidor de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9/07/2015</text:date></text:span></text:p>
        </draw:text-box>
        <svg:title/>
        <svg:desc/>
      </draw:frame>
      <draw:frame draw:id="id39" presentation:style-name="a216" draw:name="Contenidor de peu de pàgina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Contenidor de número de diapositiva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ingut-amb-llegenda" style:page-layout-name="pageLayout1" draw:style-name="a220">
      <draw:frame draw:id="id41" presentation:style-name="a223" draw:name="Títo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Feu clic aquí per editar l'estil</text:span></text:p>
        </draw:text-box>
        <svg:title/>
        <svg:desc/>
      </draw:frame>
      <draw:frame draw:id="id42" presentation:style-name="a239" draw:name="Contenidor de contingut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eu clic aquí per editar estil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on nivel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Contenidor de text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eu clic aquí per editar estils</text:span></text:p>
            </text:list-item>
          </text:list>
        </draw:text-box>
        <svg:title/>
        <svg:desc/>
      </draw:frame>
      <draw:frame draw:id="id44" presentation:style-name="a247" draw:name="Contenidor de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9/07/2015</text:date></text:span></text:p>
        </draw:text-box>
        <svg:title/>
        <svg:desc/>
      </draw:frame>
      <draw:frame draw:id="id45" presentation:style-name="a250" draw:name="Contenidor de peu de pàgina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Contenidor de número de diapositiva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tge-amb-llegenda" style:page-layout-name="pageLayout1" draw:style-name="a254">
      <draw:frame draw:id="id47" presentation:style-name="a257" draw:name="Títo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Feu clic aquí per editar l'estil</text:span></text:p>
        </draw:text-box>
        <svg:title/>
        <svg:desc/>
      </draw:frame>
      <draw:frame draw:id="id48" presentation:style-name="a260" draw:name="Contenidor d'imatge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Contenidor de text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eu clic aquí per editar estils</text:span></text:p>
            </text:list-item>
          </text:list>
        </draw:text-box>
        <svg:title/>
        <svg:desc/>
      </draw:frame>
      <draw:frame draw:id="id50" presentation:style-name="a268" draw:name="Contenidor de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9/07/2015</text:date></text:span></text:p>
        </draw:text-box>
        <svg:title/>
        <svg:desc/>
      </draw:frame>
      <draw:frame draw:id="id51" presentation:style-name="a271" draw:name="Contenidor de peu de pàgina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Contenidor de número de diapositiva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ol-i-text-vertical" style:page-layout-name="pageLayout1" draw:style-name="a275">
      <draw:frame draw:id="id53" presentation:style-name="a278" draw:name="Títo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Feu clic aquí per editar l'estil</text:span></text:p>
        </draw:text-box>
        <svg:title/>
        <svg:desc/>
      </draw:frame>
      <draw:frame draw:id="id54" presentation:style-name="a294" draw:name="Contenidor de text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eu clic aquí per editar estil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on nivel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Contenidor de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9/07/2015</text:date></text:span></text:p>
        </draw:text-box>
        <svg:title/>
        <svg:desc/>
      </draw:frame>
      <draw:frame draw:id="id56" presentation:style-name="a301" draw:name="Contenidor de peu de pàgina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Contenidor de número de diapositiva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ol-vertical-i-text" style:page-layout-name="pageLayout1" draw:style-name="a305">
      <draw:frame draw:id="id58" presentation:style-name="a308" draw:name="Títol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Feu clic aquí per editar l'estil</text:span></text:p>
        </draw:text-box>
        <svg:title/>
        <svg:desc/>
      </draw:frame>
      <draw:frame draw:id="id59" presentation:style-name="a324" draw:name="Contenidor de text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eu clic aquí per editar estil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on nivel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Contenidor de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9/07/2015</text:date></text:span></text:p>
        </draw:text-box>
        <svg:title/>
        <svg:desc/>
      </draw:frame>
      <draw:frame draw:id="id61" presentation:style-name="a331" draw:name="Contenidor de peu de pàgina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Contenidor de número de diapositiva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driera</dc:creator>
    <meta:creation-date>2015-06-17T10:23:53Z</meta:creation-date>
    <dc:date>2015-07-29T14:13:20Z</dc:date>
    <meta:editing-cycles>2</meta:editing-cycles>
    <meta:editing-duration>PT1694S</meta:editing-duration>
    <meta:document-statistic meta:paragraph-count="5" meta:word-count="9"/>
  </office:meta>
</office:document-meta>
</file>